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ro1" style:family="table-row">
      <style:table-row-properties style:row-height="0.18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X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X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X_3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_3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PH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F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BUS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RAMWE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RAMWE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RAMW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RAMW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RAMW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RAMW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RAMW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RT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2_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1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/W_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I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MW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IOWR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3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5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/R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7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0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6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8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1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0:48:13.94348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13:43:44.736902463</meta:creation-date>
    <dc:date>2023-07-26T10:48:51.397449778</dc:date>
    <meta:editing-duration>PT8M40S</meta:editing-duration>
    <meta:editing-cycles>7</meta:editing-cycles>
    <meta:generator>LibreOffice/6.4.7.2$Linux_X86_64 LibreOffice_project/40$Build-2</meta:generator>
    <meta:print-date>2023-03-17T13:58:24.510561848</meta:print-date>
    <meta:document-statistic meta:table-count="1" meta:cell-count="160" meta:object-count="0"/>
  </office:meta>
</office:document-meta>
</file>